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398cm"/>
    </style:style>
    <style:style style:name="Table3.B" style:family="table-column">
      <style:table-column-properties style:column-width="6.8cm"/>
    </style:style>
    <style:style style:name="P1" style:family="paragraph" style:parent-style-name="Table_20_Contents">
      <style:text-properties style:font-name="Times new roman" officeooo:rsid="0018ac27" officeooo:paragraph-rsid="0018ac27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 officeooo:rsid="0018ac27" officeooo:paragraph-rsid="0018ac27" style:font-name-asian="Noto Sans CJK SC Regular" style:font-size-asian="10.5pt" style:font-name-complex="Lohit Devanagari" style:font-size-complex="12pt"/>
    </style:style>
    <style:style style:name="P3" style:family="paragraph" style:parent-style-name="Table_20_Contents">
      <style:text-properties style:font-name="Times new roman" fo:font-weight="bold" officeooo:rsid="0035b7e9" officeooo:paragraph-rsid="0035b7e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officeooo:rsid="0035b7e9" officeooo:paragraph-rsid="0035b7e9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35b7e9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1a8dde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weight="bold" officeooo:rsid="001a8dde" officeooo:paragraph-rsid="0045b11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weight="bold" officeooo:rsid="00264aa8" officeooo:paragraph-rsid="00264aa8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weight="bold" officeooo:rsid="003fdc81" officeooo:paragraph-rsid="003fdc81" style:font-weight-asian="bold" style:font-weight-complex="bold"/>
    </style:style>
    <style:style style:name="P10" style:family="paragraph" style:parent-style-name="Table_20_Contents">
      <style:text-properties style:font-name="Times new roman" fo:font-weight="bold" officeooo:rsid="003fdc81" officeooo:paragraph-rsid="003fdc81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Times new roman" fo:font-size="4pt" style:font-size-asian="3.5pt" style:font-size-complex="4pt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489f54" officeooo:paragraph-rsid="00489f54"/>
    </style:style>
    <style:style style:name="P13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444450" officeooo:paragraph-rsid="0041a5d3" style:font-size-asian="12pt" style:font-weight-asian="bold" style:font-size-complex="12pt" style:font-weight-complex="bold"/>
    </style:style>
    <style:style style:name="P14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1c1c7c" officeooo:paragraph-rsid="001c1c7c" style:font-size-asian="12pt" style:font-weight-asian="bold" style:font-size-complex="12pt" style:font-weight-complex="bold"/>
    </style:style>
    <style:style style:name="P15" style:family="paragraph" style:parent-style-name="Horizontal_20_Line">
      <style:paragraph-properties fo:margin-left="0cm" fo:margin-right="0cm" fo:margin-top="0.101cm" fo:margin-bottom="0.198cm" loext:contextual-spacing="false" fo:text-indent="0cm" style:auto-text-indent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6" style:family="paragraph" style:parent-style-name="Horizontal_20_Line">
      <style:paragraph-properties fo:margin-top="0cm" fo:margin-bottom="0.097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7" style:family="paragraph" style:parent-style-name="Horizontal_20_Line">
      <style:paragraph-properties fo:margin-top="0.101cm" fo:margin-bottom="0.198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5b7e9" officeooo:paragraph-rsid="0035b7e9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6f416" officeooo:paragraph-rsid="003881a9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a217b" officeooo:paragraph-rsid="003a217b"/>
    </style:style>
    <style:style style:name="P22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41506d" officeooo:paragraph-rsid="0041506d"/>
    </style:style>
    <style:style style:name="P23" style:family="paragraph" style:parent-style-name="Standard" style:list-style-name="L1">
      <style:paragraph-properties fo:margin-top="0.101cm" fo:margin-bottom="0.101cm" loext:contextual-spacing="false"/>
      <style:text-properties officeooo:paragraph-rsid="003fdc81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style:font-name="Times new roman" officeooo:rsid="001f6cf8" officeooo:paragraph-rsid="003fdc81"/>
    </style:style>
    <style:style style:name="P25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2pt" fo:font-weight="normal" officeooo:rsid="001ef73b" officeooo:paragraph-rsid="001ef73b" style:font-size-asian="12pt" style:font-weight-asian="normal" style:font-size-complex="12pt" style:font-weight-complex="normal"/>
    </style:style>
    <style:style style:name="P2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29a9d" officeooo:paragraph-rsid="003fdc81" style:text-blinking="false" fo:background-color="transparent" style:font-size-asian="12pt" style:font-size-complex="12pt"/>
    </style:style>
    <style:style style:name="P27" style:family="paragraph" style:parent-style-name="Text_20_body" style:list-style-name="L2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37526" officeooo:paragraph-rsid="0041506d" style:text-blinking="false" fo:background-color="transparent" style:font-size-asian="12pt" style:font-size-complex="12pt"/>
    </style:style>
    <style:style style:name="P28" style:family="paragraph" style:parent-style-name="Text_20_body" style:list-style-name="L2">
      <style:paragraph-properties fo:margin-top="0.101cm" fo:margin-bottom="0.146cm" loext:contextual-spacing="false"/>
      <style:text-properties style:font-name="Times new roman" officeooo:rsid="001c1c7c" officeooo:paragraph-rsid="001c1c7c"/>
    </style:style>
    <style:style style:name="P29" style:family="paragraph" style:parent-style-name="Text_20_body" style:list-style-name="L2">
      <style:paragraph-properties fo:margin-top="0cm" fo:margin-bottom="0.046cm" loext:contextual-spacing="false"/>
      <style:text-properties style:font-name="Times new roman" officeooo:rsid="001c1c7c" officeooo:paragraph-rsid="001c1c7c"/>
    </style:style>
    <style:style style:name="P30" style:family="paragraph" style:parent-style-name="Text_20_body" style:list-style-name="L3">
      <style:paragraph-properties fo:margin-top="0cm" fo:margin-bottom="0.046cm" loext:contextual-spacing="false"/>
      <style:text-properties style:font-name="Times new roman" officeooo:paragraph-rsid="0024a963"/>
    </style:style>
    <style:style style:name="P31" style:family="paragraph" style:parent-style-name="Text_20_body" style:list-style-name="L3">
      <style:paragraph-properties fo:margin-top="0cm" fo:margin-bottom="0.146cm" loext:contextual-spacing="false"/>
      <style:text-properties officeooo:paragraph-rsid="003521ae"/>
    </style:style>
    <style:style style:name="P32" style:family="paragraph" style:parent-style-name="Text_20_body" style:list-style-name="L4">
      <style:paragraph-properties fo:margin-top="0cm" fo:margin-bottom="0.146cm" loext:contextual-spacing="false"/>
      <style:text-properties style:font-name="Times new roman" fo:font-size="12pt" fo:font-weight="normal" officeooo:rsid="001ef73b" officeooo:paragraph-rsid="0035b7e9" style:font-size-asian="12pt" style:font-weight-asian="normal" style:font-size-complex="12pt" style:font-weight-complex="normal"/>
    </style:style>
    <style:style style:name="P33" style:family="paragraph" style:parent-style-name="Text_20_body" style:list-style-name="L5">
      <style:paragraph-properties fo:margin-top="0.101cm" fo:margin-bottom="0.101cm" loext:contextual-spacing="false"/>
      <style:text-properties style:font-name="Times new roman" fo:font-size="12pt" fo:font-weight="normal" officeooo:rsid="0041a5d3" officeooo:paragraph-rsid="0041a5d3" style:font-size-asian="12pt" style:font-weight-asian="normal" style:font-size-complex="12pt" style:font-weight-complex="normal"/>
    </style:style>
    <style:style style:name="T1" style:family="text">
      <style:text-properties officeooo:rsid="001f6cf8"/>
    </style:style>
    <style:style style:name="T2" style:family="text">
      <style:text-properties officeooo:rsid="002523e8"/>
    </style:style>
    <style:style style:name="T3" style:family="text">
      <style:text-properties officeooo:rsid="002d9325"/>
    </style:style>
    <style:style style:name="T4" style:family="text">
      <style:text-properties officeooo:rsid="0035b7e9"/>
    </style:style>
    <style:style style:name="T5" style:family="text">
      <style:text-properties officeooo:rsid="0035e90b"/>
    </style:style>
    <style:style style:name="T6" style:family="text">
      <style:text-properties fo:font-size="12pt" fo:font-weight="bold" officeooo:rsid="0024a963" style:font-size-asian="12pt" style:font-weight-asian="bold" style:font-size-complex="12pt" style:font-weight-complex="bold"/>
    </style:style>
    <style:style style:name="T7" style:family="text">
      <style:text-properties fo:font-size="12pt" fo:font-weight="normal" officeooo:rsid="0024a963" style:font-size-asian="12pt" style:font-weight-asian="normal" style:font-size-complex="12pt" style:font-weight-complex="normal"/>
    </style:style>
    <style:style style:name="T8" style:family="text">
      <style:text-properties officeooo:rsid="003881a9"/>
    </style:style>
    <style:style style:name="T9" style:family="text">
      <style:text-properties officeooo:rsid="003a217b"/>
    </style:style>
    <style:style style:name="T10" style:family="text">
      <style:text-properties officeooo:rsid="003fdc81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23e8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c81" style:text-blinking="false" fo:background-color="transparent" loext:char-shading-value="0" style:font-size-asian="12pt" style:font-size-complex="12pt"/>
    </style:style>
    <style:style style:name="T13" style:family="text">
      <style:text-properties officeooo:rsid="0041506d"/>
    </style:style>
    <style:style style:name="T14" style:family="text">
      <style:text-properties officeooo:rsid="0041a5d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1a5d3" style:font-weight-asian="bold" style:font-weight-complex="bold"/>
    </style:style>
    <style:style style:name="T17" style:family="text">
      <style:text-properties officeooo:rsid="00444450"/>
    </style:style>
    <style:style style:name="T18" style:family="text">
      <style:text-properties officeooo:rsid="0045b11d"/>
    </style:style>
    <style:style style:name="T19" style:family="text">
      <style:text-properties style:font-name="Times new roman" officeooo:rsid="003fdc81"/>
    </style:style>
    <style:style style:name="T20" style:family="text">
      <style:text-properties style:font-name="Times new roman" officeooo:rsid="004670f5"/>
    </style:style>
    <style:style style:name="T21" style:family="text">
      <style:text-properties style:font-name="Times new roman" officeooo:rsid="0041506d"/>
    </style:style>
    <style:style style:name="T22" style:family="text">
      <style:text-properties style:font-name="Times new roman" fo:font-size="12pt" fo:font-weight="bold" officeooo:rsid="004ac0b4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font-weight="bold" officeooo:rsid="0024a963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font-weight="normal" officeooo:rsid="003521ae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35b7e9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444450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4ac0b4" style:font-size-asian="12pt" style:font-weight-asian="normal" style:font-size-complex="12pt" style:font-weight-complex="normal"/>
    </style:style>
    <style:style style:name="T28" style:family="text">
      <style:text-properties officeooo:rsid="004ac0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333 Huron Rd</text:p>
          </table:table-cell>
          <table:table-cell table:style-name="Table1.A1" table:number-rows-spanned="2" office:value-type="string">
            <text:h text:style-name="P18" text:outline-level="1">Jacob Prouse</text:h>
            <text:p text:style-name="P12">jacobprouse.github.io</text:p>
          </table:table-cell>
          <table:table-cell table:style-name="Table1.A1" office:value-type="string">
            <text:p text:style-name="P2">(519) 525-7666</text:p>
          </table:table-cell>
        </table:table-row>
        <table:table-row>
          <table:table-cell table:style-name="Table1.A1" office:value-type="string">
            <text:p text:style-name="P1"/>
            <text:p text:style-name="P1">Goderich, ON</text:p>
          </table:table-cell>
          <table:covered-table-cell/>
          <table:table-cell table:style-name="Table1.A1" office:value-type="string">
            <text:p text:style-name="P2"/>
            <text:p text:style-name="P2">j<text:span text:style-name="T3">prouse2</text:span>@<text:span text:style-name="T3">uwo</text:span>.c<text:span text:style-name="T5">a</text:span></text:p>
          </table:table-cell>
        </table:table-row>
      </table:table>
      <text:p text:style-name="P11"/>
      <text:p text:style-name="P17">Employment</text:p>
      <table:table table:name="Table4" table:style-name="Table4">
        <table:table-column table:style-name="Table4.A" table:number-columns-repeated="3"/>
        <table:table-row>
          <table:table-cell office:value-type="string">
            <text:p text:style-name="P3">Web Development Student</text:p>
          </table:table-cell>
          <table:table-cell office:value-type="string">
            <text:p text:style-name="P4">Virtual High School</text:p>
          </table:table-cell>
          <table:table-cell office:value-type="string">
            <text:p text:style-name="P5">Summer <text:span text:style-name="T4">2019</text:span></text:p>
          </table:table-cell>
        </table:table-row>
      </table:table>
      <text:list xml:id="list470844219" text:style-name="L1">
        <text:list-item>
          <text:p text:style-name="P19">Improved <text:span text:style-name="T28">database asset management system</text:span> search times by 100% by implementing Full Text <text:span text:style-name="T5">search </text:span>on <text:span text:style-name="T9">a </text:span>MySQL instance <text:span text:style-name="T5">and optimizing database queries</text:span></text:p>
        </text:list-item>
        <text:list-item>
          <text:p text:style-name="P20">Developed bash scripts for <text:span text:style-name="T8">live database migration using Docker containers and MySQL CLI</text:span></text:p>
        </text:list-item>
        <text:list-item>
          <text:p text:style-name="P21">Interacted with AWS API to perform CRUD operations on media stored in AWS Buckets</text:p>
        </text:list-item>
        <text:list-item>
          <text:p text:style-name="P23"><text:span text:style-name="T19">Designed </text:span><text:span text:style-name="T20">a</text:span><text:span text:style-name="T19"> front end user interface </text:span><text:span text:style-name="T21">to represent all API functionality, and for selecting and e</text:span><text:span text:style-name="T20">xporting content to the </text:span><text:span text:style-name="T21">Learning Management System</text:span></text:p>
        </text:list-item>
        <text:list-item>
          <text:p text:style-name="P22">Documented application <text:span text:style-name="T17">functionality</text:span> through use of JSDocs</text:p>
        </text:list-item>
        <text:list-item>
          <text:p text:style-name="P22">Performed <text:span text:style-name="T17">back-end</text:span> unit testing using a testing suite of Mocha, Chai, and Sinon</text:p>
        </text:list-item>
      </text:list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10">Residence Advisor</text:p>
          </table:table-cell>
          <table:table-cell office:value-type="string">
            <text:p text:style-name="P9">Western University Housing</text:p>
          </table:table-cell>
          <table:table-cell office:value-type="string">
            <text:p text:style-name="P6"><text:span text:style-name="T10">Fall</text:span> 201<text:span text:style-name="T10">7 – Spring 2018</text:span></text:p>
          </table:table-cell>
        </table:table-row>
      </table:table>
      <text:list xml:id="list2888524522" text:style-name="L2">
        <text:list-item>
          <text:p text:style-name="P24"><text:span text:style-name="T12">P</text:span><text:span text:style-name="T11">lanned, budgeted, and marketed 20 programs, including academic and professional development series</text:span></text:p>
        </text:list-item>
        <text:list-item>
          <text:p text:style-name="P26">Made critical decisions in fast-paced emergency situations</text:p>
        </text:list-item>
        <text:list-item>
          <text:p text:style-name="P27">Created a Python program for logging mandatory documented conversations with students into a local machine SQLite database.</text:p>
        </text:list-item>
      </text:list>
      <text:p text:style-name="P15">Education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office:value-type="string">
            <text:p text:style-name="P7">S<text:span text:style-name="T18">oftware Engineering</text:span></text:p>
          </table:table-cell>
          <table:table-cell office:value-type="string">
            <text:p text:style-name="P8">Western University</text:p>
          </table:table-cell>
          <table:table-cell office:value-type="string">
            <text:p text:style-name="P6">Fall 2016 – Present</text:p>
          </table:table-cell>
        </table:table-row>
      </table:table>
      <text:list xml:id="list134930087505310" text:continue-numbering="true" text:style-name="L2">
        <text:list-item>
          <text:p text:style-name="P28">BESc in Software Engineering, July 2020. GPA: 3.<text:span text:style-name="T13">7</text:span></text:p>
        </text:list-item>
        <text:list-item>
          <text:p text:style-name="P29"><text:span text:style-name="T15">Coursework:</text:span> Operating Systems; Databases; Algorithms; Computer Networking; Computer Architecture; <text:span text:style-name="T4">Information Security; Web Development</text:span></text:p>
        </text:list-item>
      </text:list>
      <text:p text:style-name="P14">Technical Experience</text:p>
      <text:list xml:id="list3255711935" text:style-name="L3">
        <text:list-item>
          <text:p text:style-name="P31"><text:span text:style-name="T23">D</text:span><text:span text:style-name="T22">atabase Asset Management System </text:span><text:span text:style-name="T24">(2019): As a part of my employment at VHS I worked on a </text:span><text:span text:style-name="T27">proprietary database</text:span><text:span text:style-name="T24"> </text:span><text:span text:style-name="T27">asset management sytem </text:span><text:span text:style-name="T24">that was used </text:span><text:span text:style-name="T25">to perform CRUD operations on their course media content, used in</text:span><text:span text:style-name="T24"> their Learning </text:span><text:span text:style-name="T26">Management</text:span><text:span text:style-name="T24"> System </text:span><text:span text:style-name="T25">to create online course content. A Vue.js App built using Vuex, with a </text:span><text:span text:style-name="T26">back-end</text:span><text:span text:style-name="T25"> using Express, and a MySQL database.</text:span></text:p>
        </text:list-item>
        <text:list-item>
          <text:p text:style-name="P30"><text:span text:style-name="T6">Canadian Engineering Accreditation Management System</text:span><text:span text:style-name="T7"> (2018-2019): </text:span>A <text:span text:style-name="T17">d</text:span>atabase system that facilitates the management, measurement, and visualization of the graduate attributes in an engineering program defined by the Canadian Engineering Accreditation Board <text:span text:style-name="T17">(</text:span>CEAB<text:span text:style-name="T17">)</text:span>. <text:span text:style-name="T2">Ember.js, MySQL, UML</text:span></text:p>
        </text:list-item>
      </text:list>
      <text:p text:style-name="P16">Languages and <text:span text:style-name="T1">Technologies</text:span></text:p>
      <text:list xml:id="list3016837503" text:style-name="L4">
        <text:list-item>
          <text:p text:style-name="P32"><text:span text:style-name="T16">Languages:</text:span><text:span text:style-name="T14"> </text:span>JavaSc<text:span text:style-name="T17">r</text:span>ipt; <text:span text:style-name="T4">HTML; SCSS; CSS; BASH; SQL;</text:span> C++; Java; Python; <text:span text:style-name="T4">C#; UML;</text:span></text:p>
        </text:list-item>
        <text:list-item>
          <text:p text:style-name="P25"><text:span text:style-name="T16">Technologies:</text:span><text:span text:style-name="T14"> </text:span>Node.js; <text:span text:style-name="T28">Vue.js, AWS; Git; Docker; Drupal; Drush; webpack; MongoDB</text:span></text:p>
        </text:list-item>
      </text:list>
      <text:p text:style-name="P13">Extracurricular</text:p>
      <text:list xml:id="list2736261870" text:style-name="L5">
        <text:list-item>
          <text:p text:style-name="P33">VP of Finance – Western Association of Role Playe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9-16T13:33:19.858762956</meta:creation-date>
    <dc:date>2019-09-16T13:49:29.617757235</dc:date>
    <meta:editing-duration>PT20H27M6S</meta:editing-duration>
    <meta:editing-cycles>22</meta:editing-cycles>
    <meta:generator>LibreOffice/6.3.1.2$Linux_X86_64 LibreOffice_project/522b3d05dbc14df140b4b4e8cb5fa288e6bf2465</meta:generator>
    <meta:document-statistic meta:table-count="4" meta:image-count="0" meta:object-count="0" meta:page-count="1" meta:paragraph-count="36" meta:word-count="332" meta:character-count="2276" meta:non-whitespace-character-count="1993"/>
  </office:meta>
</office:document-meta>
</file>